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Addressee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Standard">
      <style:text-properties fo:font-size="2pt" officeooo:paragraph-rsid="00243bb5" style:font-size-asian="1.75pt" style:font-size-complex="2pt"/>
    </style:style>
    <style:style style:name="P10" style:family="paragraph" style:parent-style-name="Standard">
      <style:text-properties style:use-window-font-color="true" fo:font-size="11pt" style:font-size-asian="11pt" style:font-size-complex="11pt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14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15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16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17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18" style:family="paragraph" style:parent-style-name="Addressee">
      <style:text-properties style:font-name="DejaVu Sans Condensed" fo:font-size="10pt" officeooo:rsid="002285b7" officeooo:paragraph-rsid="002c07ef" style:font-size-asian="10.5pt"/>
    </style:style>
    <style:style style:name="P19" style:family="paragraph" style:parent-style-name="Standard" style:list-style-name="L2">
      <style:text-properties officeooo:paragraph-rsid="002ef619"/>
    </style:style>
    <style:style style:name="P20" style:family="paragraph" style:parent-style-name="Standard" style:list-style-name="L4"/>
    <style:style style:name="P21" style:family="paragraph" style:parent-style-name="Standard" style:list-style-name="L6"/>
    <style:style style:name="P22" style:family="paragraph" style:parent-style-name="Standard" style:list-style-name="L3">
      <style:text-properties officeooo:rsid="002d15c8" officeooo:paragraph-rsid="002d15c8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314d24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1b7e3f" officeooo:paragraph-rsid="00314d24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officeooo:rsid="001e75b9" officeooo:paragraph-rsid="00314d24" style:font-size-asian="9pt" style:font-style-asian="normal" style:font-size-complex="9pt" style:font-style-complex="normal"/>
    </style:style>
    <style:style style:name="P26" style:family="paragraph" style:parent-style-name="Standard">
      <loext:graphic-properties draw:fill="none"/>
      <style:paragraph-properties fo:margin-left="1.499cm" fo:margin-right="0cm" fo:text-indent="0cm" style:auto-text-indent="false" fo:background-color="transparent" style:writing-mode="page"/>
      <style:text-properties fo:font-weight="bold" style:font-weight-asian="bold" style:font-weight-complex="bold"/>
    </style:style>
    <style:style style:name="P27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officeooo:rsid="002f1c1c" officeooo:paragraph-rsid="002f1c1c"/>
    </style:style>
    <style:style style:name="P29" style:family="paragraph" style:parent-style-name="Table_20_Contents">
      <style:paragraph-properties fo:text-align="end" style:justify-single-word="false"/>
    </style:style>
    <style:style style:name="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font-size="6pt" fo:font-style="italic" style:font-size-asian="6pt" style:font-style-asian="italic" style:font-size-complex="6pt" style:font-style-complex="italic"/>
    </style:style>
    <style:style style:name="T5" style:family="text">
      <style:text-properties officeooo:rsid="002c07ef"/>
    </style:style>
    <style:style style:name="T6" style:family="text">
      <style:text-properties officeooo:rsid="002d15c8"/>
    </style:style>
    <style:style style:name="T7" style:family="text">
      <style:text-properties style:font-name="Open Sans" fo:font-size="10pt" officeooo:rsid="002ef619" style:font-size-asian="10.5pt"/>
    </style:style>
    <style:style style:name="T8" style:family="text">
      <style:text-properties officeooo:rsid="00303ba5"/>
    </style:style>
    <style:style style:name="T9" style:family="text">
      <style:text-properties fo:font-size="9pt" fo:language="fr" fo:country="FR" officeooo:rsid="001e75b9" style:font-size-asian="9pt" style:font-size-complex="9pt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Procés verbal de livraison</text:title></text:p>
      <text:p text:style-name="P11">Fait à <text:user-defined style:data-style-name="N0" text:name="PV - Lieu">Bordeaux</text:user-defined>, le <text:user-defined style:data-style-name="N76" text:name="Date Livraison">6 mars 2020</text:user-defined></text:p>
      <text:p text:style-name="Standard"/>
      <text:p text:style-name="Standard"/>
      <text:p text:style-name="Standard"/>
      <text:p text:style-name="P27">Objet : <text:user-defined style:data-style-name="N0" text:name="Projet - Libellé">Système informatique OC Pizza</text:user-defined><text:s/>- <text:subject>Livraison finale</text:subject></text:p>
      <text:p text:style-name="P26"/>
      <text:p text:style-name="P26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2193516178" text:style-name="L2">
              <text:list-item>
                <text:p text:style-name="P19"><text:span text:style-name="T7">ocpizza-RELEASE-1.0.war</text:span>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com/Nanooneg/P8" text:style-name="Internet_20_link" text:visited-style-name="Visited_20_Internet_20_Link">https://github.com/Nanooneg/P8</text:a></text:p>
          </table:table-cell>
          <table:table-cell table:style-name="Tableau1.A2" office:value-type="string">
            <text:p text:style-name="P4"/>
            <text:p text:style-name="P28">1.0</text:p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1505414341" text:style-name="L3">
              <text:list-item>
                <text:p text:style-name="P22">create_Ocpizza_db.sql</text:p>
              </text:list-item>
              <text:list-item>
                <text:p text:style-name="P22">insert_Ocpizza_db.sql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com/Nanooneg/P8" text:style-name="Internet_20_link" text:visited-style-name="Visited_20_Internet_20_Link">https://github.com/Nanooneg/P8</text:a></text:p>
          </table:table-cell>
          <table:table-cell table:style-name="Tableau1.A2" office:value-type="string">
            <text:p text:style-name="P4"/>
            <text:p text:style-name="P4"/>
            <text:p text:style-name="P28">1.0</text:p>
            <text:p text:style-name="P28">1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1983446901" text:style-name="L4">
              <text:list-item>
                <text:p text:style-name="P20">Système informatique OC Pizza- Dossier de conception fonctionnelle.<text:span text:style-name="T6">pdf</text:span></text:p>
              </text:list-item>
              <text:list-item>
                <text:p text:style-name="P20">Système informatique OC Pizza- Dossier de conception <text:span text:style-name="T6">technique</text:span>.<text:span text:style-name="T6">pdf</text:span></text:p>
              </text:list-item>
              <text:list-item>
                <text:p text:style-name="P20">Système informatique OC Pizza- Dossier d_<text:span text:style-name="T6">exploitation.pdf</text:span>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com/Nanooneg/P8" text:style-name="Internet_20_link" text:visited-style-name="Visited_20_Internet_20_Link">https://github.com/Nanooneg/P8</text:a></text:p>
          </table:table-cell>
          <table:table-cell table:style-name="Tableau1.A2" office:value-type="string">
            <text:p text:style-name="P4"/>
            <text:p text:style-name="P28"/>
            <text:p text:style-name="P28">1.0</text:p>
            <text:p text:style-name="P28"/>
            <text:p text:style-name="P28">1.0</text:p>
            <text:p text:style-name="P28"/>
            <text:p text:style-name="P28">1.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">Date de la livraison : <text:user-defined style:data-style-name="N36" text:name="Date Livraison">06/03/2020</text:user-defined></text:p>
      <text:p text:style-name="Table_20_Contents"/>
      <text:p text:style-name="P17">Date de la réception : ________________________</text:p>
      <text:p text:style-name="P5"/>
      <text:p text:style-name="P13">La réception est prononcée :</text:p>
      <text:p text:style-name="P16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15">Fait à <text:tab/><text:tab/><text:tab/>Pour <text:user-defined style:data-style-name="N0" text:name="Client">OC Pizza</text:user-defined></text:p>
      <text:p text:style-name="P14">Le <text:tab/><text:tab/><text:tab/><text:span text:style-name="T4">(Faire précéder du nom et prénom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Addressee">
      <style:text-properties style:font-name="DejaVu Sans Condensed" fo:font-size="10pt" officeooo:rsid="002285b7" officeooo:paragraph-rsid="002c07ef" style:font-size-asian="10.5pt"/>
    </style:style>
    <style:style style:name="MP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314d24" style:font-size-asian="10pt" style:font-style-asian="normal" style:font-size-complex="10pt" style:font-style-complex="normal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1b7e3f" officeooo:paragraph-rsid="00314d24" style:font-size-asian="9pt" style:font-style-asian="normal" style:font-weight-asian="normal" style:font-size-complex="9pt" style:font-style-complex="normal" style:font-weight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language="fr" fo:country="FR" fo:font-style="normal" officeooo:rsid="001e75b9" officeooo:paragraph-rsid="00314d24" style:font-size-asian="9pt" style:font-style-asian="normal" style:font-size-complex="9pt" style:font-style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officeooo:rsid="002c07ef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&lt;logoEntreprise&gt;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</text:user-defined></text:p>
              <text:p text:style-name="MP4">1, <text:span text:style-name="MT1">rue de la paix 75000 Paris</text:span></text:p>
            </table:table-cell>
            <table:table-cell table:style-name="Tableau3.A2" office:value-type="string">
              <text:p text:style-name="MP3"><text:user-defined style:data-style-name="N0" text:name="Projet - Libellé">Système informatique OC Pizza</text:user-defined></text:p>
              <text:p text:style-name="Addressee">Ref. Interne : <text:user-defined style:data-style-name="N0" text:name="Projet - Ref Int.">152205125</text:user-defined></text:p>
              <text:p text:style-name="Addressee">Ref. Client : <text:user-defined style:data-style-name="N0" text:name="Projet - Ref Ext.">OC Pizza</text:user-defined></text:p>
            </table:table-cell>
          </table:table-row>
        </table:table>
        <text:p text:style-name="Standard"/>
      </style:header>
      <style:footer>
        <text:p text:style-name="MP5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6"><text:user-defined style:data-style-name="N0" text:name="Entreprise">IT consulting ans Development</text:user-defined></text:p>
            </table:table-cell>
            <table:table-cell table:style-name="Tableau6.A1" office:value-type="string">
              <text:p text:style-name="MP7"><text:span text:style-name="MT2">35, avenue Leclerc 75000 Paris – 01 55 66 22 55 – arnaud.laval@itcd.com</text:span></text:p>
            </table:table-cell>
          </table:table-row>
          <table:table-row table:style-name="Tableau6.2">
            <table:table-cell table:style-name="Tableau6.A1" office:value-type="string">
              <text:p text:style-name="MP8">www.it-consulting-and-development.com</text:p>
            </table:table-cell>
            <table:table-cell table:style-name="Tableau6.A1" office:value-type="string">
              <text:p text:style-name="MP9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4-04-01T09:11:42</meta:creation-date>
    <meta:editing-duration>PT4H24M24S</meta:editing-duration>
    <meta:editing-cycles>62</meta:editing-cycles>
    <meta:generator>LibreOffice/6.3.4.2$Linux_X86_64 LibreOffice_project/30$Build-2</meta:generator>
    <meta:initial-creator>Loïc GUIBERT</meta:initial-creator>
    <dc:date>2020-03-06T15:25:32.163789171</dc:date>
    <dc:subject>Livraison finale</dc:subject>
    <dc:title>Procés verbal de livraison</dc:title>
    <meta:document-statistic meta:table-count="3" meta:image-count="0" meta:object-count="0" meta:page-count="2" meta:paragraph-count="44" meta:word-count="187" meta:character-count="1216" meta:non-whitespace-character-count="1066"/>
    <meta:user-defined meta:name="Client">OC Pizza</meta:user-defined>
    <meta:user-defined meta:name="Date Livraison" meta:value-type="date">2020-03-06</meta:user-defined>
    <meta:user-defined meta:name="PV - Lieu">Bordeaux</meta:user-defined>
    <meta:user-defined meta:name="Projet - Libellé">Système informatique OC Pizza</meta:user-defined>
    <meta:user-defined meta:name="Projet - Ref Ext." meta:value-type="string">OC Pizza</meta:user-defined>
    <meta:user-defined meta:name="Projet - Ref Int." meta:value-type="string">152205125</meta:user-defined>
    <meta:template xlink:type="simple" xlink:actuate="onRequest" xlink:title="openrun-pv-livraison" xlink:href="../../../../../../../gestion/modeles/openrun-pv-livraison.ott" meta:date="2014-04-01T09:11:41"/>
  </office:meta>
</office:document-meta>
</file>